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6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14pt"/>
    </style:style>
    <style:style style:name="co4" style:family="table-column">
      <style:table-column-properties fo:break-before="auto" style:column-width="88.04pt"/>
    </style:style>
    <style:style style:name="co5" style:family="table-column">
      <style:table-column-properties fo:break-before="auto" style:column-width="98.96pt"/>
    </style:style>
    <style:style style:name="co6" style:family="table-column">
      <style:table-column-properties fo:break-before="auto" style:column-width="145.3pt"/>
    </style:style>
    <style:style style:name="co7" style:family="table-column">
      <style:table-column-properties fo:break-before="auto" style:column-width="148.9pt"/>
    </style:style>
    <style:style style:name="co8" style:family="table-column">
      <style:table-column-properties fo:break-before="auto" style:column-width="142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ID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ID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Link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-ion battery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NCR18650PF</text:p>
          </table:table-cell>
          <table:table-cell office:value-type="float" office:value="2.75" calcext:value-type="float">
            <text:p>2.75</text:p>
          </table:table-cell>
          <table:table-cell table:formula="of:=[.F2]*[.B2]" office:value-type="float" office:value="5.5" calcext:value-type="float">
            <text:p>5.5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PF 3,60V 2,90AH</text:p>
          </table:table-cell>
          <table:table-cell/>
          <table:table-cell office:value-type="string" calcext:value-type="string">
            <text:p>http://www.tme.eu/en/details/ncr18650pf/rechargeable-batteries/panasonic/ncr18650pf-360v-290ah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ebay</text:p>
          </table:table-cell>
          <table:table-cell/>
          <table:table-cell office:value-type="float" office:value="3.4" calcext:value-type="float">
            <text:p>3.4</text:p>
          </table:table-cell>
          <table:table-cell table:formula="of:=[.F3]*[.B3]" office:value-type="float" office:value="3.4" calcext:value-type="float">
            <text:p>3.4</text:p>
          </table:table-cell>
          <table:table-cell table:number-columns-repeated="3"/>
          <table:table-cell office:value-type="string" calcext:value-type="string">
            <text:p>http://www.ebay.com/itm/331683831675?_trksid=p2057872.m2749.l2649&amp;ssPageName=STRK%3AMEBIDX%3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1, Q2, Q3, Q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transistor</text:p>
          </table:table-cell>
          <table:table-cell office:value-type="string" calcext:value-type="string">
            <text:p>Farnell</text:p>
          </table:table-cell>
          <table:table-cell office:value-type="float" office:value="1497672" calcext:value-type="float">
            <text:p>1497672</text:p>
          </table:table-cell>
          <table:table-cell office:value-type="float" office:value="0.697" calcext:value-type="float">
            <text:p>0.697</text:p>
          </table:table-cell>
          <table:table-cell table:formula="of:=[.F4]*[.B4]" office:value-type="float" office:value="2.788" calcext:value-type="float">
            <text:p>2.788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EMT6200FX01</text:p>
          </table:table-cell>
          <table:table-cell/>
          <table:table-cell office:value-type="string" calcext:value-type="string">
            <text:p>http://lt.farnell.com/vishay/temt6200fx01/photodiode-sensor-ambient-light/dp/14976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 transmitt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FM69W-868S2</text:p>
          </table:table-cell>
          <table:table-cell office:value-type="float" office:value="3.1" calcext:value-type="float">
            <text:p>3.1</text:p>
          </table:table-cell>
          <table:table-cell table:formula="of:=[.F5]*[.B5]" office:value-type="float" office:value="3.1" calcext:value-type="float">
            <text:p>3.1</text:p>
          </table:table-cell>
          <table:table-cell office:value-type="string" calcext:value-type="string">
            <text:p>HOPE MICROELECTRONICS</text:p>
          </table:table-cell>
          <table:table-cell office:value-type="string" calcext:value-type="string">
            <text:p>RFM69W-868S2</text:p>
          </table:table-cell>
          <table:table-cell/>
          <table:table-cell office:value-type="string" calcext:value-type="string">
            <text:p>http://www.tme.eu/en/details/rfm02_433s2/rf-communication-modules/hope-microelectronics/rfm02-433s2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pot</text:p>
          </table:table-cell>
          <table:table-cell office:value-type="string" calcext:value-type="string">
            <text:p>Farnell</text:p>
          </table:table-cell>
          <table:table-cell office:value-type="float" office:value="1557424" calcext:value-type="float">
            <text:p>1557424</text:p>
          </table:table-cell>
          <table:table-cell office:value-type="float" office:value="1.22" calcext:value-type="float">
            <text:p>1.22</text:p>
          </table:table-cell>
          <table:table-cell table:formula="of:=[.F6]*[.B6]" office:value-type="float" office:value="1.22" calcext:value-type="float">
            <text:p>1.22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41100-I/S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342314</text:p>
          </table:table-cell>
          <table:table-cell office:value-type="float" office:value="0.081" calcext:value-type="float">
            <text:p>0.081</text:p>
          </table:table-cell>
          <table:table-cell table:formula="of:=[.F7]*[.B7]" office:value-type="float" office:value="0.081" calcext:value-type="float">
            <text:p>0.08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293AD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3, P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 contact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KEYS54</text:p>
          </table:table-cell>
          <table:table-cell office:value-type="float" office:value="0.4445" calcext:value-type="float">
            <text:p>0.4445</text:p>
          </table:table-cell>
          <table:table-cell table:formula="of:=[.F8]*[.B8]" office:value-type="float" office:value="0.889" calcext:value-type="float">
            <text:p>0.889</text:p>
          </table:table-cell>
          <table:table-cell office:value-type="string" calcext:value-type="string">
            <text:p>KEYSTONE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180075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33191</text:p>
          </table:table-cell>
          <table:table-cell/>
          <table:table-cell office:value-type="string" calcext:value-type="string">
            <text:p>http://lt.farnell.com/multicomp/mc33191/fuse-ptc-reset-smd-8v-500ma/dp/18007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Farnell</text:p>
          </table:table-cell>
          <table:table-cell office:value-type="float" office:value="9845020" calcext:value-type="float">
            <text:p>9845020</text:p>
          </table:table-cell>
          <table:table-cell office:value-type="float" office:value="0.23" calcext:value-type="float">
            <text:p>0.23</text:p>
          </table:table-cell>
          <table:table-cell table:formula="of:=[.F10]*[.B10]" office:value-type="float" office:value="0.23" calcext:value-type="float">
            <text:p>0.23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FDV303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Farnell</text:p>
          </table:table-cell>
          <table:table-cell office:value-type="float" office:value="2396717" calcext:value-type="float">
            <text:p>2396717</text:p>
          </table:table-cell>
          <table:table-cell office:value-type="float" office:value="1.31" calcext:value-type="float">
            <text:p>1.31</text:p>
          </table:table-cell>
          <table:table-cell table:formula="of:=[.F11]*[.B11]" office:value-type="float" office:value="1.31" calcext:value-type="float">
            <text:p>1.31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TINY441-SS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O regulator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1470478</text:p>
          </table:table-cell>
          <table:table-cell office:value-type="float" office:value="0.1992" calcext:value-type="float">
            <text:p>0.1992</text:p>
          </table:table-cell>
          <table:table-cell table:formula="of:=[.F12]*[.B12]" office:value-type="float" office:value="0.1992" calcext:value-type="float">
            <text:p>0.199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79333DBV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olytic cap</text:p>
          </table:table-cell>
          <table:table-cell office:value-type="string" calcext:value-type="string">
            <text:p>Farnell</text:p>
          </table:table-cell>
          <table:table-cell office:value-type="float" office:value="2068653" calcext:value-type="float">
            <text:p>2068653</text:p>
          </table:table-cell>
          <table:table-cell office:value-type="float" office:value="0.154" calcext:value-type="float">
            <text:p>0.154</text:p>
          </table:table-cell>
          <table:table-cell table:formula="of:=[.F13]*[.B13]" office:value-type="float" office:value="0.308" calcext:value-type="float">
            <text:p>0.308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EDK107M016A9GA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Farnell</text:p>
          </table:table-cell>
          <table:table-cell office:value-type="float" office:value="1431297" calcext:value-type="float">
            <text:p>1431297</text:p>
          </table:table-cell>
          <table:table-cell office:value-type="float" office:value="0.107" calcext:value-type="float">
            <text:p>0.107</text:p>
          </table:table-cell>
          <table:table-cell table:formula="of:=[.F14]*[.B14]" office:value-type="float" office:value="0.107" calcext:value-type="float">
            <text:p>0.107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TR2101PT1G</text:p>
          </table:table-cell>
          <table:table-cell office:value-type="string" calcext:value-type="string">
            <text:p>Reverse polarity protection and swi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arnell</text:p>
          </table:table-cell>
          <table:table-cell office:value-type="float" office:value="1201431" calcext:value-type="float">
            <text:p>1201431</text:p>
          </table:table-cell>
          <table:table-cell office:value-type="float" office:value="0.27" calcext:value-type="float">
            <text:p>0.27</text:p>
          </table:table-cell>
          <table:table-cell table:formula="of:=[.F15]*[.B15]" office:value-type="float" office:value="0.27" calcext:value-type="float">
            <text:p>0.27</text:p>
          </table:table-cell>
          <table:table-cell office:value-type="string" calcext:value-type="string">
            <text:p>C &amp; K COMPONENTS</text:p>
          </table:table-cell>
          <table:table-cell office:value-type="string" calcext:value-type="string">
            <text:p>OS102011MA1QN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16]*[.B1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7]*[.B1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8]*[.B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9]*[.B1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0]*[.B2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1]*[.B2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2]*[.B2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3]*[.B2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4]*[.B2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5]*[.B2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6]*[.B2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7]*[.B2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8]*[.B2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F29]*[.B29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table:formula="of:=SUM([.G2:.G29])" office:value-type="float" office:value="24.5602" calcext:value-type="float">
            <text:p>24.560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0]*20" office:value-type="float" office:value="491.204" calcext:value-type="float">
            <text:p>491.204</text:p>
          </table:table-cell>
          <table:table-cell table:number-columns-repeated="1017"/>
        </table:table-row>
      </table:table>
      <table:table table:name="Išlaidos" table:style-name="ta1">
        <table:table-column table:style-name="co2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date" office:date-value="2016-03-29" calcext:value-type="date">
            <text:p>2016-03-29</text:p>
          </table:table-cell>
          <table:table-cell office:value-type="float" office:value="259.21" calcext:value-type="float">
            <text:p>259.21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Akumuliatoriai ir radijo moduliai</text:p>
          </table:table-cell>
        </table:table-row>
        <table:table-row table:style-name="ro1">
          <table:table-cell table:style-name="ce2" office:value-type="date" office:date-value="2016-03-30" calcext:value-type="date">
            <text:p>2016-03-30</text:p>
          </table:table-cell>
          <table:table-cell office:value-type="float" office:value="28.54" calcext:value-type="float">
            <text:p>28.54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Elektronikos dalys prototipams</text:p>
          </table:table-cell>
        </table:table-row>
        <table:table-row table:style-name="ro1">
          <table:table-cell table:style-name="ce2" office:value-type="date" office:date-value="2016-04-13" calcext:value-type="date">
            <text:p>2016-04-13</text:p>
          </table:table-cell>
          <table:table-cell office:value-type="float" office:value="184.55" calcext:value-type="float">
            <text:p>184.55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Elektronikos dalys</text:p>
          </table:table-cell>
        </table:table-row>
        <table:table-row table:style-name="ro1">
          <table:table-cell table:style-name="ce2" office:value-type="date" office:date-value="2013-04-13" calcext:value-type="date">
            <text:p>2013-04-1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Heatsinkai lazeriams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formula="of:=SUM([.B3:.B8])" office:value-type="float" office:value="573.3" calcext:value-type="float">
            <text:p>573.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 style:data-style-name="N2" text:time-value="21:27:31.097960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euz </meta:initial-creator>
    <meta:creation-date>2016-03-04T12:46:00.871931622</meta:creation-date>
    <dc:date>2016-04-17T23:01:40.073908507</dc:date>
    <dc:creator>miceuz </dc:creator>
    <meta:editing-duration>P10DT22H55M11S</meta:editing-duration>
    <meta:editing-cycles>24</meta:editing-cycles>
    <meta:generator>LibreOffice/5.0.3.2$Linux_X86_64 LibreOffice_project/00m0$Build-2</meta:generator>
    <meta:document-statistic meta:table-count="2" meta:cell-count="176" meta:object-count="0"/>
  </office:meta>
</office:document-meta>
</file>